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 style:list-style-name="L1"/>
    <style:style style:name="P2" style:family="paragraph" style:parent-style-name="Quotations" style:list-style-name="L3"/>
    <style:style style:name="P3" style:family="paragraph" style:parent-style-name="Quotations" style:list-style-name="L5"/>
    <style:style style:name="P4" style:family="paragraph" style:parent-style-name="Quotations" style:list-style-name="L7"/>
    <style:style style:name="P5" style:family="paragraph" style:parent-style-name="Quotations" style:list-style-name="L8"/>
    <style:style style:name="P6" style:family="paragraph" style:parent-style-name="Quotations" style:list-style-name="L9"/>
    <style:style style:name="P7" style:family="paragraph" style:parent-style-name="Quotations" style:list-style-name="L10"/>
    <style:style style:name="P8" style:family="paragraph" style:parent-style-name="Quotations" style:list-style-name="L11"/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9"/>
    <style:style style:name="P18" style:family="paragraph" style:parent-style-name="Text_20_body" style:list-style-name="L10"/>
    <style:style style:name="P19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<text:line-break/>Aquí tienes la <text:span text:style-name="Strong_20_Emphasis">versión ampliada del esquema</text:span>, convertida en un <text:span text:style-name="Strong_20_Emphasis">guion de redacción detallado</text:span>, para que puedas ir llenando cada sección con tu propio texto.<text:line-break/>El objetivo es que cada punto te indique <text:span text:style-name="Strong_20_Emphasis">qué idea desarrollar, en qué tono, y qué conexión debe mantener con el resto del capítulo.</text:span></text:p>
      <text:p text:style-name="Horizontal_20_Line"/>
      <text:h text:style-name="Heading_20_2" text:outline-level="2">🧭 <text:span text:style-name="Strong_20_Emphasis">Guion de redacción — Capítulo: “La Eficiencia”</text:span></text:h>
      <text:p text:style-name="Horizontal_20_Line"/>
      <text:h text:style-name="Heading_20_3" text:outline-level="3"><text:span text:style-name="Strong_20_Emphasis">1. Introducción – El sentido de la eficiencia</text:span></text:h>
      <text:p text:style-name="Text_20_body"><text:span text:style-name="Strong_20_Emphasis">Objetivo:</text:span> abrir el capítulo conectando la idea técnica de eficiencia con su sentido filosófico y existencial.</text:p>
      <text:p text:style-name="Text_20_body"><text:span text:style-name="Strong_20_Emphasis">Ideas a desarrollar:</text:span></text:p>
      <text:list xml:id="list3577046225" text:style-name="L1">
        <text:list-item>
          <text:p text:style-name="P9">Presenta la pregunta: ¿qué significa “eficiencia” cuando hablamos de un sistema que piensa, vive y se transforma?</text:p>
        </text:list-item>
        <text:list-item>
          <text:p text:style-name="P9">Distingue entre <text:span text:style-name="Emphasis">eficiencia técnica</text:span> (mínimo gasto por resultado) y <text:span text:style-name="Emphasis">eficiencia esencial</text:span> (máxima coherencia con su propósito).</text:p>
        </text:list-item>
        <text:list-item>
          <text:p text:style-name="P9">Introduce la hipótesis: la vida no solo busca sobrevivir, sino hacerlo del modo más eficiente posible dentro de las leyes del universo.</text:p>
        </text:list-item>
        <text:list-item>
          <text:p text:style-name="P9">Cierra el apartado con una frase evocadora que establezca el tono del capítulo, por ejemplo:</text:p>
          <text:p text:style-name="P1">“Quizás la eficiencia no sea una invención humana, sino una propiedad natural de la inteligencia que rige toda forma de vida.”</text:p>
        </text:list-item>
      </text:list>
      <text:p text:style-name="Horizontal_20_Line"/>
      <text:h text:style-name="Heading_20_3" text:outline-level="3"><text:span text:style-name="Strong_20_Emphasis">2. Conceptos básicos</text:span></text:h>
      <text:h text:style-name="Heading_20_4" text:outline-level="4">2.1. Computadores y diferencias entre ellos</text:h>
      <text:p text:style-name="Text_20_body"><text:span text:style-name="Strong_20_Emphasis">Objetivo:</text:span> preparar al lector para la comparación posterior entre la máquina viviente y las máquinas humanas.<text:line-break/><text:span text:style-name="Strong_20_Emphasis">Ideas:</text:span></text:p>
      <text:list xml:id="list4293548307" text:style-name="L2">
        <text:list-item>
          <text:p text:style-name="P10">Explica que las máquinas difieren en potencia, velocidad, consumo, arquitectura, capacidad de aprendizaje.</text:p>
        </text:list-item>
        <text:list-item>
          <text:p text:style-name="P10">Recalca que no todas las máquinas están diseñadas para los mismos fines: unas para calcular, otras para adaptarse.</text:p>
        </text:list-item>
        <text:list-item>
          <text:p text:style-name="P10">Deja sembrada la idea: <text:span text:style-name="Emphasis">la vida es también una máquina de cálculo, pero no como las que conocemos.</text:span></text:p>
        </text:list-item>
      </text:list>
      <text:h text:style-name="Heading_20_4" text:outline-level="4"><text:soft-page-break/>2.2. Diferencia entre máquina y método</text:h>
      <text:p text:style-name="Text_20_body"><text:span text:style-name="Strong_20_Emphasis">Objetivo:</text:span> clarificar el doble enfoque del capítulo: hardware vs software.<text:line-break/><text:span text:style-name="Strong_20_Emphasis">Ideas:</text:span></text:p>
      <text:list xml:id="list2390662173" text:style-name="L3">
        <text:list-item>
          <text:p text:style-name="P11">Define el hardware como el cuerpo físico del sistema (en nuestro caso, el conjunto de criaturas vivientes).</text:p>
        </text:list-item>
        <text:list-item>
          <text:p text:style-name="P11">Define el software como el método de procesamiento (el ciclo de vida, la reproducción, la mutación).</text:p>
        </text:list-item>
        <text:list-item>
          <text:p text:style-name="P11">Reflexiona:</text:p>
          <text:p text:style-name="P2">“En la vida, la máquina y el método son inseparables.<text:line-break/>La materia y la ley que la gobierna son una misma cosa.”</text:p>
        </text:list-item>
      </text:list>
      <text:p text:style-name="Horizontal_20_Line"/>
      <text:h text:style-name="Heading_20_3" text:outline-level="3"><text:span text:style-name="Strong_20_Emphasis">3. Ejemplo ilustrativo – Medir la eficiencia de un algoritmo</text:span></text:h>
      <text:h text:style-name="Heading_20_4" text:outline-level="4">3.1. Qué es un algoritmo</text:h>
      <text:p text:style-name="Text_20_body"><text:span text:style-name="Strong_20_Emphasis">Objetivo:</text:span> educar al lector sin perder ritmo narrativo.<text:line-break/><text:span text:style-name="Strong_20_Emphasis">Ideas:</text:span></text:p>
      <text:list xml:id="list4008415153" text:style-name="L4">
        <text:list-item>
          <text:p text:style-name="P12">Un algoritmo es un procedimiento finito que transforma un estado inicial en uno final.</text:p>
        </text:list-item>
        <text:list-item>
          <text:p text:style-name="P12">Cualquier ser vivo, al reproducirse o resolver un problema, ejecuta un algoritmo.</text:p>
        </text:list-item>
        <text:list-item>
          <text:p text:style-name="P12">Relaciona esto con la idea de la vida como cálculo natural.</text:p>
        </text:list-item>
      </text:list>
      <text:h text:style-name="Heading_20_4" text:outline-level="4">3.2. Ejemplo práctico: ordenar una baraja</text:h>
      <text:p text:style-name="Text_20_body"><text:span text:style-name="Strong_20_Emphasis">Objetivo:</text:span> ofrecer una demostración intuitiva y visual de eficiencia.<text:line-break/><text:span text:style-name="Strong_20_Emphasis">Ideas:</text:span></text:p>
      <text:list xml:id="list3320206553" text:style-name="L5">
        <text:list-item>
          <text:p text:style-name="P13">Narra ambos métodos (como en tu borrador) con tono casi didáctico, pero fluido.</text:p>
        </text:list-item>
        <text:list-item>
          <text:p text:style-name="P13">Introduce la comparación entre N² y N sin tecnicismos innecesarios: que el lector “vea” el esfuerzo relativo.</text:p>
        </text:list-item>
        <text:list-item>
          <text:p text:style-name="P13">Inserta los gráficos que ya tienes.</text:p>
        </text:list-item>
        <text:list-item>
          <text:p text:style-name="P13">Concluye con una reflexión breve:</text:p>
          <text:p text:style-name="P3">“Ser eficiente no significa ser rápido, sino comprender el camino más corto hacia el orden.”</text:p>
        </text:list-item>
      </text:list>
      <text:p text:style-name="Horizontal_20_Line"/>
      <text:h text:style-name="Heading_20_3" text:outline-level="3"><text:soft-page-break/><text:span text:style-name="Strong_20_Emphasis">4. Aplicación al sistema viviente</text:span></text:h>
      <text:h text:style-name="Heading_20_4" text:outline-level="4">4.1. El problema del tablero</text:h>
      <text:p text:style-name="Text_20_body"><text:span text:style-name="Strong_20_Emphasis">Objetivo:</text:span> conectar el ejemplo técnico con el experimento biológico-lógico.<text:line-break/><text:span text:style-name="Strong_20_Emphasis">Ideas:</text:span></text:p>
      <text:list xml:id="list3060908778" text:style-name="L6">
        <text:list-item>
          <text:p text:style-name="P14">Describe el problema como una simulación del pensamiento vital: la búsqueda de un camino.</text:p>
        </text:list-item>
        <text:list-item>
          <text:p text:style-name="P14">Resume las reglas del tablero, la distancia mínima, y la condición del movimiento (una casilla por vez).</text:p>
        </text:list-item>
        <text:list-item>
          <text:p text:style-name="P14">Inserta los gráficos que muestran la distancia mínima (7 pasos).</text:p>
        </text:list-item>
      </text:list>
      <text:h text:style-name="Heading_20_4" text:outline-level="4">4.2. Observaciones del experimento</text:h>
      <text:p text:style-name="Text_20_body"><text:span text:style-name="Strong_20_Emphasis">Objetivo:</text:span> describir cómo la vida ejecuta su algoritmo natural.<text:line-break/><text:span text:style-name="Strong_20_Emphasis">Ideas:</text:span></text:p>
      <text:list xml:id="list1110184952" text:style-name="L7">
        <text:list-item>
          <text:p text:style-name="P15">Detalla el ciclo vital del individuo como unidad de cálculo.</text:p>
        </text:list-item>
        <text:list-item>
          <text:p text:style-name="P15">Explica cómo el proceso avanza generación tras generación, un paso a la vez.</text:p>
        </text:list-item>
        <text:list-item>
          <text:p text:style-name="P15">Subraya la ausencia de error o azar en el avance: el sistema no improvisa, sino que despliega su propia lógica natural.</text:p>
        </text:list-item>
        <text:list-item>
          <text:p text:style-name="P15">Tono casi poético:</text:p>
          <text:p text:style-name="P4">“Cada ser nace, se reproduce y muere. Pero en su morir, deja el cálculo un paso más cerca de la verdad.”</text:p>
        </text:list-item>
      </text:list>
      <text:h text:style-name="Heading_20_4" text:outline-level="4">4.3. Medida de eficiencia</text:h>
      <text:p text:style-name="Text_20_body"><text:span text:style-name="Strong_20_Emphasis">Objetivo:</text:span> revelar la perfección del método natural.<text:line-break/><text:span text:style-name="Strong_20_Emphasis">Ideas:</text:span></text:p>
      <text:list xml:id="list1005837675" text:style-name="L8">
        <text:list-item>
          <text:p text:style-name="P16">Muestra que el sistema alcanzó el objetivo con el número mínimo de pasos posibles.</text:p>
        </text:list-item>
        <text:list-item>
          <text:p text:style-name="P16">Formula la conclusión técnica: el método tiene eficiencia óptima (imposible de mejorar).</text:p>
        </text:list-item>
        <text:list-item>
          <text:p text:style-name="P16">Inserta una frase que conecte con lo filosófico:</text:p>
          <text:p text:style-name="P5">“Cuando la vida actúa según su propia ley, no se equivoca.<text:line-break/>Es el universo calculándose a sí mismo, sin error ni desperdicio.”</text:p>
        </text:list-item>
      </text:list>
      <text:p text:style-name="Horizontal_20_Line"/>
      <text:h text:style-name="Heading_20_3" text:outline-level="3"><text:span text:style-name="Strong_20_Emphasis">5. La eficiencia del hardware viviente</text:span></text:h>
      <text:p text:style-name="Text_20_body"><text:span text:style-name="Strong_20_Emphasis">Objetivo:</text:span> abordar el aspecto físico y energético del sistema, y su singularidad.<text:line-break/><text:span text:style-name="Strong_20_Emphasis">Ideas:</text:span></text:p>
      <text:list xml:id="list715136799" text:style-name="L9">
        <text:list-item>
          <text:p text:style-name="P17">Señala que no existe otra arquitectura comparable: ningún sistema artificial posee su nivel de adaptabilidad.</text:p>
        </text:list-item>
        <text:list-item>
          <text:p text:style-name="P17"><text:soft-page-break/>Aunque su costo energético es alto, su capacidad es ilimitada.</text:p>
        </text:list-item>
        <text:list-item>
          <text:p text:style-name="P17">Introduce el principio de universalidad: la vida puede resolver <text:span text:style-name="Emphasis">cualquier</text:span> problema, porque es capaz de transformarse a sí misma para hacerlo.</text:p>
        </text:list-item>
        <text:list-item>
          <text:p text:style-name="P17">Cierra con una reflexión:</text:p>
          <text:p text:style-name="P6">“Lo que el hombre llama desperdicio, la vida lo llama experiencia.<text:line-break/>Cada intento fallido es parte de su aprendizaje perfecto.”</text:p>
        </text:list-item>
      </text:list>
      <text:p text:style-name="Horizontal_20_Line"/>
      <text:h text:style-name="Heading_20_3" text:outline-level="3"><text:span text:style-name="Strong_20_Emphasis">6. Reflexión filosófica – El significado de la eficiencia en la vida</text:span></text:h>
      <text:p text:style-name="Text_20_body"><text:span text:style-name="Strong_20_Emphasis">Objetivo:</text:span> elevar el análisis hacia una visión existencial y poética.<text:line-break/><text:span text:style-name="Strong_20_Emphasis">Ideas:</text:span></text:p>
      <text:list xml:id="list3809423691" text:style-name="L10">
        <text:list-item>
          <text:p text:style-name="P18">Contrapón la visión humana de la eficiencia (minimizar gasto) con la visión cósmica (maximizar sentido).</text:p>
        </text:list-item>
        <text:list-item>
          <text:p text:style-name="P18">Introduce la noción de <text:span text:style-name="Emphasis">eficiencia trascendental</text:span>: el equilibrio entre el esfuerzo y la sabiduría adquirida.</text:p>
        </text:list-item>
        <text:list-item>
          <text:p text:style-name="P18">Propón que la vida nunca desperdicia nada: toda pérdida local es ganancia global.</text:p>
        </text:list-item>
        <text:list-item>
          <text:p text:style-name="P18">Culmina con un tono místico y conclusivo:</text:p>
          <text:p text:style-name="P7">“La vida no busca la economía del esfuerzo, sino la plenitud del ser.<text:line-break/>En su danza infinita, cada átomo obedece al mandato supremo de la eficiencia divina.”</text:p>
        </text:list-item>
      </text:list>
      <text:p text:style-name="Horizontal_20_Line"/>
      <text:h text:style-name="Heading_20_3" text:outline-level="3"><text:span text:style-name="Strong_20_Emphasis">7. Conclusión general del capítulo</text:span></text:h>
      <text:p text:style-name="Text_20_body"><text:span text:style-name="Strong_20_Emphasis">Objetivo:</text:span> cerrar el círculo lógico y espiritual.<text:line-break/><text:span text:style-name="Strong_20_Emphasis">Ideas:</text:span></text:p>
      <text:list xml:id="list3877791440" text:style-name="L11">
        <text:list-item>
          <text:p text:style-name="P19">Recapitula las dos formas de eficiencia (algorítmica y existencial).</text:p>
        </text:list-item>
        <text:list-item>
          <text:p text:style-name="P19">Reafirma que la vida alcanza la máxima eficiencia posible porque no busca atajos, sino comprensión.</text:p>
        </text:list-item>
        <text:list-item>
          <text:p text:style-name="P19">Conecta con el próximo capítulo: quizá la <text:span text:style-name="Emphasis">inteligencia</text:span> o la <text:span text:style-name="Emphasis">conciencia</text:span> del sistema.</text:p>
        </text:list-item>
        <text:list-item>
          <text:p text:style-name="P19">Cierre poético sugerido:</text:p>
          <text:p text:style-name="P8">“Allí donde el hombre ve caos, la vida ejecuta su cálculo eterno.<text:line-break/>No hay error en su método, ni desperdicio en su camino.<text:line-break/>Solo la perfección silenciosa de una inteligencia que jamás se detiene.”</text:p>
        </text:list-item>
      </text:list>
      <text:p text:style-name="Horizontal_20_Line"/>
      <text:p text:style-name="Text_20_body"><text:soft-page-break/>¿Quieres que te prepare la <text:span text:style-name="Strong_20_Emphasis">versión esqueleto en prosa</text:span>, es decir, un texto base con frases de enlace, listo para que empieces a llenar con tu contenido técnico y filosófico?<text:line-break/>Sería una plantilla narrativa con transiciones suaves y estilo coherente con el tono del laboratori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25T19:37:51.846000000</meta:creation-date>
    <dc:date>2025-10-25T20:07:36.265000000</dc:date>
    <meta:editing-duration>PT19M34S</meta:editing-duration>
    <meta:editing-cycles>1</meta:editing-cycles>
    <meta:document-statistic meta:table-count="0" meta:image-count="0" meta:object-count="0" meta:page-count="5" meta:paragraph-count="76" meta:word-count="1033" meta:character-count="6282" meta:non-whitespace-character-count="5369"/>
    <meta:generator>LibreOffice/7.3.5.2$Windows_X86_64 LibreOffice_project/184fe81b8c8c30d8b5082578aee2fed2ea847c01</meta:generator>
  </office:meta>
</office:document-meta>
</file>